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pchar="urn:cleverage:xmlns:post-processings:characters" xmlns:draw="urn:oasis:names:tc:opendocument:xmlns:drawing:1.0" xmlns:fo="urn:oasis:names:tc:opendocument:xmlns:xsl-fo-compatible:1.0" xmlns:style="urn:oasis:names:tc:opendocument:xmlns:style:1.0" xmlns:text="urn:oasis:names:tc:opendocument:xmlns:text:1.0" xmlns:dc="http://purl.org/dc/elements/1.1/" xmlns="http://schemas.openxmlformats.org/package/2006/relationships" xmlns:svg="urn:oasis:names:tc:opendocument:xmlns:svg-compatible:1.0" xmlns:pcut="urn:cleverage:xmlns:post-processings:pcut" xmlns:v="urn:schemas-microsoft-com:vml">
  <office:scripts/>
  <office:font-face-decls>
    <style:font-face style:name="Times New Roman" svg:font-family="Times New Roman" style:font-family-generic="roman" style:font-pitch="variable"/>
    <style:font-face style:name="Arial Black" svg:font-family="Arial Black" style:font-family-generic="swiss" style:font-pitch="variable"/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Comic Sans MS" svg:font-family="Comic Sans MS" style:font-family-generic="script" style:font-pitch="variable"/>
    <style:font-face style:name="Tahoma" svg:font-family="Tahoma" style:font-family-generic="swiss" style:font-pitch="variable"/>
    <style:font-face style:name="Dom Casual" svg:font-family="Dom Casual" style:font-family-generic="system" style:font-pitch="variable"/>
  </office:font-face-decls>
  <office:automatic-styles>
    <style:style style:name="ID0EE" style:family="paragraph" style:parent-style-name="Normal" style:master-page-name="Standard">
      <style:paragraph-properties style:tab-stop-distance="1.251cm" fo:text-align="center" fo:margin-left="0cm" fo:widows="2" fo:orphans="2"/>
    </style:style>
    <style:style style:name="ID0EY" style:family="paragraph" style:parent-style-name="Normal">
      <style:paragraph-properties style:tab-stop-distance="1.251cm" fo:text-align="center" fo:margin-left="0cm" fo:widows="2" fo:orphans="2"/>
    </style:style>
    <style:style style:name="ID0EGB" style:family="text">
      <style:text-properties style:font-name="Comic Sans MS" fo:language="es" fo:country="ES_tradnl" fo:font-size="48pt"/>
    </style:style>
    <style:style style:name="ID0EQB" style:family="paragraph" style:parent-style-name="Normal">
      <style:paragraph-properties style:tab-stop-distance="1.251cm" fo:text-align="center" fo:margin-left="0cm" fo:widows="2" fo:orphans="2"/>
    </style:style>
    <style:style style:name="ID0E5B" style:family="text">
      <style:text-properties style:font-name="Comic Sans MS" fo:language="es" fo:country="ES_tradnl" fo:font-size="20pt"/>
    </style:style>
    <style:style style:name="ID0EIC" style:family="paragraph" style:parent-style-name="Normal">
      <style:paragraph-properties style:tab-stop-distance="1.251cm" fo:margin-top=".212cm" fo:margin-bottom=".212cm" fo:text-align="center" fo:margin-left="0cm" fo:widows="2" fo:orphans="2"/>
      <style:text-properties fo:letter-spacing="normal" style:font-name="Tahoma" fo:language="es" fo:country="ES_tradnl" fo:font-size="24pt"/>
    </style:style>
    <style:style style:name="ID0EZC" style:family="paragraph" style:parent-style-name="Normal">
      <style:paragraph-properties style:tab-stop-distance="1.251cm" fo:margin-top=".212cm" fo:margin-bottom=".212cm" fo:text-align="center" fo:margin-left="0cm" fo:widows="2" fo:orphans="2"/>
    </style:style>
    <style:style style:name="ID0EKD" style:family="text">
      <style:text-properties style:font-name="Arial Black" fo:language="es" fo:country="ES_tradnl" fo:font-size="26pt"/>
    </style:style>
    <style:style style:name="ID0EUD" style:family="paragraph" style:parent-style-name="Normal">
      <style:paragraph-properties style:tab-stop-distance="1.251cm" fo:margin-top=".847cm" fo:margin-bottom=".423cm" fo:text-align="justify" fo:margin-left="0cm" fo:widows="2" fo:orphans="2">
        <style:tab-stops>
          <style:tab-stop style:type="right" style:position="16.503cm" style:leader-style="solid" style:leader-text="_"/>
        </style:tab-stops>
      </style:paragraph-properties>
    </style:style>
    <style:style style:name="ID0EKE" style:family="text">
      <style:text-properties style:font-name="Tahoma" fo:language="es" fo:country="ES_tradnl" fo:font-size="20pt"/>
    </style:style>
    <style:style style:name="ID0EUE" style:family="paragraph" style:parent-style-name="Normal">
      <style:paragraph-properties style:tab-stop-distance="1.251cm" fo:margin-top=".423cm" fo:margin-bottom=".423cm" fo:text-align="justify" fo:margin-left="0cm" fo:widows="2" fo:orphans="2">
        <style:tab-stops>
          <style:tab-stop style:type="right" style:position="16.503cm" style:leader-style="solid" style:leader-text="_"/>
        </style:tab-stops>
      </style:paragraph-properties>
    </style:style>
    <style:style style:name="ID0EKF" style:family="text">
      <style:text-properties style:font-name="Tahoma" fo:language="es" fo:country="ES_tradnl" fo:font-size="20pt"/>
    </style:style>
    <style:style style:name="ID0EUF" style:family="paragraph" style:parent-style-name="Normal">
      <style:paragraph-properties style:tab-stop-distance="1.251cm" fo:margin-top=".212cm" fo:margin-bottom=".212cm" fo:text-align="justify" fo:margin-left="0cm" fo:widows="2" fo:orphans="2">
        <style:tab-stops>
          <style:tab-stop style:type="right" style:position="14.503cm" style:leader-style="solid" style:leader-text="_"/>
        </style:tab-stops>
      </style:paragraph-properties>
      <style:text-properties fo:letter-spacing="normal" style:font-name="Tahoma" fo:language="es" fo:country="ES_tradnl" fo:font-size="20pt"/>
    </style:style>
    <style:style style:name="ID0EKG" style:family="paragraph" style:parent-style-name="Normal">
      <style:paragraph-properties style:tab-stop-distance="1.251cm" fo:margin-top=".212cm" fo:margin-bottom=".423cm" fo:text-align="justify" fo:margin-left="0cm" fo:widows="2" fo:orphans="2">
        <style:tab-stops>
          <style:tab-stop style:type="right" style:position="14.503cm" style:leader-style="solid" style:leader-text="_"/>
        </style:tab-stops>
      </style:paragraph-properties>
    </style:style>
    <style:style style:name="ID0EAH" style:family="text">
      <style:text-properties style:font-name="Tahoma" fo:language="es" fo:country="ES_tradnl" fo:font-size="20pt"/>
    </style:style>
    <style:style style:name="ID0EKH" style:family="paragraph" style:parent-style-name="Normal">
      <style:paragraph-properties style:tab-stop-distance="1.251cm" fo:margin-top=".212cm" fo:margin-bottom=".212cm" fo:text-align="justify" fo:margin-left="3.251cm" fo:widows="2" fo:orphans="2">
        <style:tab-stops>
          <style:tab-stop style:type="right" style:position="13.002cm" style:leader-style="solid" style:leader-text="_"/>
        </style:tab-stops>
      </style:paragraph-properties>
    </style:style>
    <style:style style:name="ID0EDAAC" style:family="text">
      <style:text-properties style:font-name="Tahoma" fo:language="es" fo:country="ES_tradnl" fo:font-size="16pt"/>
    </style:style>
    <style:style style:name="ID0ENAAC" style:family="text">
      <style:text-properties style:font-name="Tahoma" fo:language="es" fo:country="ES_tradnl" fo:font-size="16pt"/>
    </style:style>
    <style:style style:name="ID0EXAAC" style:family="paragraph" style:parent-style-name="Normal">
      <style:paragraph-properties style:tab-stop-distance="1.251cm" fo:margin-top=".212cm" fo:margin-bottom=".212cm" fo:text-align="justify" fo:margin-left="6.752cm" fo:widows="2" fo:orphans="2">
        <style:tab-stops>
          <style:tab-stop style:type="right" style:position="9.5cm" style:leader-style="solid" style:leader-text="_"/>
        </style:tab-stops>
      </style:paragraph-properties>
    </style:style>
    <style:style style:name="ID0EPBAC" style:family="text">
      <style:text-properties style:font-name="Tahoma" fo:language="es" fo:country="ES_tradnl" fo:font-size="16pt"/>
    </style:style>
    <style:style style:name="ID0EZBAC" style:family="paragraph" style:parent-style-name="Normal">
      <style:paragraph-properties style:tab-stop-distance="1.251cm" fo:margin-top=".212cm" fo:margin-bottom=".212cm" fo:text-align="justify" fo:margin-left="6.752cm" fo:widows="2" fo:orphans="2">
        <style:tab-stops>
          <style:tab-stop style:type="right" style:position="9.5cm" style:leader-style="solid" style:leader-text="_"/>
        </style:tab-stops>
      </style:paragraph-properties>
    </style:style>
    <style:style style:name="ID0ERCAC" style:family="text">
      <style:text-properties style:font-name="Tahoma" fo:language="es" fo:country="ES_tradnl" fo:font-size="16pt"/>
    </style:style>
    <style:style style:name="ID0E2CAC" style:family="paragraph" style:parent-style-name="Normal">
      <style:paragraph-properties style:tab-stop-distance="1.251cm" fo:margin-top=".212cm" fo:margin-bottom=".212cm" fo:text-align="justify" fo:margin-left="6.752cm" fo:widows="2" fo:orphans="2">
        <style:tab-stops>
          <style:tab-stop style:type="right" style:position="9.5cm" style:leader-style="solid" style:leader-text="_"/>
        </style:tab-stops>
      </style:paragraph-properties>
    </style:style>
    <style:style style:name="ID0ETDAC" style:family="text">
      <style:text-properties style:font-name="Tahoma" fo:language="es" fo:country="ES_tradnl" fo:font-size="16pt"/>
    </style:style>
    <style:style style:name="ID0E4DAC" style:family="paragraph" style:parent-style-name="Normal">
      <style:paragraph-properties style:tab-stop-distance="1.251cm" fo:text-align="justify" fo:margin-left="0cm" fo:widows="2" fo:orphans="2"/>
      <style:text-properties style:font-name="Dom Casual" fo:language="es" fo:country="ES_tradnl" fo:font-size="20pt"/>
    </style:style>
    <style:style style:name="ID0ELEAC" style:family="paragraph" style:parent-style-name="Normal">
      <style:paragraph-properties style:tab-stop-distance="1.251cm" fo:text-align="justify" fo:margin-left="0cm" fo:widows="2" fo:orphans="2"/>
    </style:style>
    <style:style style:name="ID0EZEAC" style:family="text">
      <style:text-properties style:font-name="Dom Casual" fo:language="es" fo:country="ES_tradnl" fo:font-size="20pt"/>
    </style:style>
    <style:style style:name="ID0EDFAC" style:family="text">
      <style:text-properties style:font-name="Dom Casual" fo:language="es" fo:country="ES_tradnl" fo:font-size="20pt"/>
    </style:style>
    <style:style style:name="ID0ENFAC" style:family="text">
      <style:text-properties style:font-name="Dom Casual" fo:language="es" fo:country="ES_tradnl" fo:font-size="20pt"/>
    </style:style>
    <style:style style:name="ID0EXFAC" style:family="text">
      <style:text-properties style:font-name="Dom Casual" fo:language="es" fo:country="ES_tradnl" fo:font-size="20pt"/>
    </style:style>
    <style:style style:name="ID0EBGAC" style:family="text">
      <style:text-properties style:font-name="Dom Casual" fo:language="es" fo:country="ES_tradnl" fo:font-size="20pt"/>
    </style:style>
    <style:style style:name="ID0ELGAC" style:family="text">
      <style:text-properties style:font-name="Dom Casual" fo:language="es" fo:country="ES_tradnl" fo:font-size="20pt"/>
    </style:style>
    <style:style style:name="ID0EVGAC" style:family="text">
      <style:text-properties style:font-name="Dom Casual" fo:language="es" fo:country="ES_tradnl" fo:font-size="20pt"/>
    </style:style>
    <style:style style:name="ID0E6GAC" style:family="text">
      <style:text-properties style:font-name="Dom Casual" fo:language="es" fo:country="ES_tradnl" fo:font-size="20pt"/>
    </style:style>
    <style:style style:name="ID0EKHAC" style:family="paragraph" style:parent-style-name="Normal">
      <style:paragraph-properties style:tab-stop-distance="1.251cm" fo:margin-top=".847cm" fo:margin-bottom=".423cm" fo:text-align="justify" fo:margin-left="2cm" fo:widows="2" fo:orphans="2">
        <style:tab-stops>
          <style:tab-stop style:type="right" style:position="14.503cm" style:leader-style="solid" style:leader-text="_"/>
        </style:tab-stops>
      </style:paragraph-properties>
    </style:style>
    <style:style style:name="ID0ECIAC" style:family="text">
      <style:text-properties style:font-name="Tahoma" fo:language="es" fo:country="ES_tradnl" fo:font-size="20pt"/>
    </style:style>
    <style:style style:name="ID0EMIAC" style:family="text">
      <style:text-properties style:font-name="Tahoma" fo:language="es" fo:country="ES_tradnl" fo:font-size="20pt"/>
    </style:style>
    <style:style style:name="ID0EWIAC" style:family="paragraph" style:parent-style-name="Normal">
      <style:paragraph-properties style:tab-stop-distance="1.251cm" fo:text-align="center" fo:margin-left="0cm" fo:widows="2" fo:orphans="2"/>
      <style:text-properties fo:language="es" fo:country="ES_tradnl"/>
    </style:style>
    <style:style xmlns:a="http://schemas.openxmlformats.org/drawingml/2006/main" xmlns:pic="http://schemas.openxmlformats.org/drawingml/2006/picture" style:name="ID0ES" style:parent-style-name="Graphics" style:family="graphic">
      <style:graphic-properties/>
    </style:style>
  </office:automatic-styles>
  <office:body>
    <office:text>
      <text:p text:style-name="ID0EE"/>
      <text:p text:style-name="ID0EY"><text:span text:style-name="ID0EGB">Departamento de Tecnología</text:span></text:p>
      <text:p text:style-name="ID0EQB"><text:span text:style-name="ID0E5B">I.E.S. “Virgen de Villadiego”, Peñaflor</text:span></text:p>
      <text:p text:style-name="ID0EIC"/>
      <text:p text:style-name="ID0EZC"><text:span text:style-name="ID0EKD">MEMORIA FINAL DE PROYECTO</text:span></text:p>
      <text:p text:style-name="ID0EUD"><text:span text:style-name="ID0EKE"><text:tab/></text:span></text:p>
      <text:p text:style-name="ID0EUE"><text:span text:style-name="ID0EKF"><text:tab/></text:span></text:p>
      <text:p text:style-name="ID0EUF"/>
      <text:p text:style-name="ID0EKG"><text:span text:style-name="ID0EAH">GRUPO:</text:span></text:p>
      <text:p text:style-name="ID0EKH"><text:span text:style-name="ID0EDAAC">Componentes:</text:span><text:span text:style-name="ID0ENAAC"><text:tab/></text:span></text:p>
      <text:p text:style-name="ID0EXAAC"><text:span text:style-name="ID0EPBAC"><text:tab/></text:span></text:p>
      <text:p text:style-name="ID0EZBAC"><text:span text:style-name="ID0ERCAC"><text:tab/></text:span></text:p>
      <text:p text:style-name="ID0E2CAC"><text:span text:style-name="ID0ETDAC"><text:tab/></text:span></text:p>
      <text:p text:style-name="ID0E4DAC"/>
      <text:p text:style-name="ID0ELEAC"><text:span text:style-name="ID0EZEAC">____ E.S.O.</text:span><text:span text:style-name="ID0EDFAC"><text:tab/></text:span><text:span text:style-name="ID0ENFAC"><text:tab/></text:span><text:span text:style-name="ID0EXFAC"><text:tab/></text:span><text:span text:style-name="ID0EBGAC"><text:tab/></text:span><text:span text:style-name="ID0ELGAC"><text:tab/></text:span><text:span text:style-name="ID0EVGAC"><text:tab/></text:span><text:span text:style-name="ID0E6GAC"><text:tab/>Curso __________</text:span></text:p>
      <text:p text:style-name="ID0EKHAC"><text:span text:style-name="ID0ECIAC">CALIFICACIÓN</text:span><text:span text:style-name="ID0EMIAC"><text:tab/></text:span></text:p>
      <text:p text:style-name="ID0EWIA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c="http://purl.org/dc/elements/1.1/" xmlns:pcut="urn:cleverage:xmlns:post-processings:pcut">
  <office:font-face-decls>
    <style:font-face style:name="Times New Roman" svg:font-family="Times New Roman" style:font-family-generic="roman" style:font-pitch="variable"/>
    <style:font-face style:name="Arial Black" svg:font-family="Arial Black" style:font-family-generic="swiss" style:font-pitch="variable"/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Comic Sans MS" svg:font-family="Comic Sans MS" style:font-family-generic="script" style:font-pitch="variable"/>
    <style:font-face style:name="Tahoma" svg:font-family="Tahoma" style:font-family-generic="swiss" style:font-pitch="variable"/>
    <style:font-face style:name="Dom Casual" svg:font-family="Dom Casual" style:font-family-generic="system" style:font-pitch="variable"/>
  </office:font-face-decls>
  <office:styles>
    <style:default-style style:family="paragraph">
      <style:paragraph-properties style:tab-stop-distance="1.251cm"/>
      <style:text-properties style:font-size-complex="10pt" fo:font-size="10pt" style:font-name="Times New Roman" style:font-name-complex="Times New Roman" style:font-name-asian="Times New Roman" fo:language="es" fo:country="ES" style:language-complex="ar" style:country-complex="SA" style:language-asian="es" style:country-asian="ES" style:use-window-font-color="true"/>
    </style:default-style>
    <style:default-style style:family="text">
      <style:text-properties fo:font-size="10pt" style:font-size-complex="10pt" style:font-name="Times New Roman" style:font-name-complex="Times New Roman" style:font-name-asian="Times New Roman" fo:language="es" fo:country="ES" style:language-complex="ar" style:country-complex="SA" style:language-asian="es" style:country-asian="ES" style:use-window-font-color="true"/>
    </style:default-style>
    <style:default-style style:family="table"/>
    <style:style style:name="Normal" style:display-name="Normal" style:family="paragraph">
      <style:paragraph-properties/>
      <style:text-properties style:font-size-complex="10pt" fo:font-size="10pt"/>
    </style: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 fo:margin-left="0cm" fo:widows="2" fo:orphans="2"/>
      <style:text-properties style:font-name="Arial Black" fo:language="es" fo:country="ES_tradnl" fo:font-size="26pt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center" fo:margin-left="0cm" fo:widows="2" fo:orphans="2"/>
      <style:text-properties style:font-name="Arial" fo:font-weight="bold" fo:font-style="italic" fo:language="es" fo:country="ES_tradnl" fo:font-size="16pt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 fo:margin-left="0cm" fo:widows="2" fo:orphans="2"/>
      <style:text-properties style:font-name="Arial Black" fo:language="es" fo:country="ES_tradnl" fo:font-size="16pt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.212cm" fo:margin-bottom=".212cm" fo:text-align="center" fo:margin-left="0cm" fo:widows="2" fo:orphans="2"/>
      <style:text-properties style:font-name="Arial" fo:font-weight="bold" fo:font-style="italic" fo:language="es" fo:country="ES_tradnl" fo:font-size="19pt"/>
    </style:style>
    <style:style style:name="Heading5" style:display-name="Heading 5" style:family="paragraph" style:parent-style-name="Normal" style:next-style-name="Normal" style:default-outline-level="5">
      <style:paragraph-properties fo:keep-with-next="always" fo:margin-top=".212cm" fo:margin-bottom=".212cm" fo:text-align="center" fo:margin-left="0cm" fo:widows="2" fo:orphans="2"/>
      <style:text-properties style:font-name="Arial" fo:font-weight="bold" fo:font-style="italic" fo:language="es" fo:country="ES_tradnl" fo:font-size="20pt"/>
    </style:style>
    <style:style style:name="Heading6" style:display-name="Heading 6" style:family="paragraph" style:parent-style-name="Normal" style:next-style-name="Normal" style:default-outline-level="6">
      <style:paragraph-properties fo:keep-with-next="always" fo:margin-top=".106cm" fo:margin-bottom=".106cm" fo:text-align="justify" fo:margin-left="0cm" fo:widows="2" fo:orphans="2"/>
      <style:text-properties style:font-name="Arial" fo:language="es" fo:country="ES_tradnl" fo:font-size="12pt"/>
    </style:style>
    <style:style style:name="Heading7" style:display-name="Heading 7" style:family="paragraph" style:parent-style-name="Normal" style:next-style-name="Normal" style:default-outline-level="7">
      <style:paragraph-properties fo:keep-with-next="always" fo:margin-top=".106cm" fo:margin-bottom=".106cm" fo:text-align="end" fo:margin-left="0cm" fo:widows="2" fo:orphans="2"/>
      <style:text-properties style:font-name="Arial" fo:language="es" fo:country="ES_tradnl" fo:font-size="12pt"/>
    </style:style>
    <style:style style:name="Heading8" style:display-name="Heading 8" style:family="paragraph" style:parent-style-name="Normal" style:next-style-name="Normal" style:default-outline-level="8">
      <style:paragraph-properties fo:keep-with-next="always" fo:margin-top=".212cm" fo:margin-bottom="0cm" fo:text-align="center" fo:margin-left="0cm" fo:widows="2" fo:orphans="2"/>
      <style:text-properties style:font-name="Arial" fo:font-weight="bold" fo:language="es" fo:country="ES_tradnl" fo:font-size="12pt"/>
    </style:style>
    <style:style style:name="Heading9" style:display-name="Heading 9" style:family="paragraph" style:parent-style-name="Normal" style:next-style-name="Normal" style:default-outline-level="9">
      <style:paragraph-properties fo:keep-with-next="always" fo:margin-top=".212cm" fo:margin-bottom=".212cm" fo:text-align="end" fo:margin-left="0cm" fo:widows="2" fo:orphans="2"/>
      <style:text-properties style:font-name="Arial" fo:font-weight="bold" fo:language="es" fo:country="ES_tradnl" fo:font-size="12pt"/>
    </style:style>
    <style:style style:name="DefaultParagraphFont" style:display-name="Default Paragraph Font" style:family="text">
      <style:text-properties/>
    </style:style>
    <style:style style:name="TableNormal" style:display-name="Normal Table" style:family="table"/>
    <style:style style:name="Heading1Char" style:display-name="Heading 1 Char" style:family="text" style:parent-style-name="DefaultParagraphFont">
      <style:text-properties style:font-name="Cambria" style:font-name-complex="none" style:font-name-asian="none" fo:font-weight="bold" style:font-weight-complex="bold" style:letter-kerning="true" style:font-size-complex="16pt" fo:font-size="16pt"/>
    </style:style>
    <style:style style:name="Heading2Char" style:display-name="Heading 2 Char" style:family="text" style:parent-style-name="DefaultParagraphFont">
      <style:text-properties style:font-name="Cambria" style:font-name-complex="none" style:font-name-asian="none" fo:font-weight="bold" style:font-weight-complex="bold" fo:font-style="italic" style:font-style-complex="italic" style:font-size-complex="14pt" fo:font-size="14pt"/>
    </style:style>
    <style:style style:name="Heading3Char" style:display-name="Heading 3 Char" style:family="text" style:parent-style-name="DefaultParagraphFont">
      <style:text-properties style:font-name="Cambria" style:font-name-complex="none" style:font-name-asian="none" fo:font-weight="bold" style:font-weight-complex="bold" style:font-size-complex="13pt" fo:font-size="13pt"/>
    </style:style>
    <style:style style:name="Heading4Char" style:display-name="Heading 4 Char" style:family="text" style:parent-style-name="DefaultParagraphFont">
      <style:text-properties style:font-name="Calibri" style:font-name-complex="none" style:font-name-asian="none" fo:font-weight="bold" style:font-weight-complex="bold" style:font-size-complex="14pt" fo:font-size="14pt"/>
    </style:style>
    <style:style style:name="Heading5Char" style:display-name="Heading 5 Char" style:family="text" style:parent-style-name="DefaultParagraphFont">
      <style:text-properties style:font-name="Calibri" style:font-name-complex="none" style:font-name-asian="none" fo:font-weight="bold" style:font-weight-complex="bold" fo:font-style="italic" style:font-style-complex="italic" style:font-size-complex="13pt" fo:font-size="13pt"/>
    </style:style>
    <style:style style:name="Heading6Char" style:display-name="Heading 6 Char" style:family="text" style:parent-style-name="DefaultParagraphFont">
      <style:text-properties style:font-name="Calibri" style:font-name-complex="none" style:font-name-asian="none" fo:font-weight="bold" style:font-weight-complex="bold"/>
    </style:style>
    <style:style style:name="Heading7Char" style:display-name="Heading 7 Char" style:family="text" style:parent-style-name="DefaultParagraphFont">
      <style:text-properties style:font-name="Calibri" style:font-name-complex="none" style:font-name-asian="none" style:font-size-complex="12pt" fo:font-size="12pt"/>
    </style:style>
    <style:style style:name="Heading8Char" style:display-name="Heading 8 Char" style:family="text" style:parent-style-name="DefaultParagraphFont">
      <style:text-properties style:font-name="Calibri" style:font-name-complex="none" style:font-name-asian="none" fo:font-style="italic" style:font-style-complex="italic" style:font-size-complex="12pt" fo:font-size="12pt"/>
    </style:style>
    <style:style style:name="Heading9Char" style:display-name="Heading 9 Char" style:family="text" style:parent-style-name="DefaultParagraphFont">
      <style:text-properties style:font-name="Cambria" style:font-name-complex="none" style:font-name-asian="none"/>
    </style:style>
    <style:style style:name="BodyText" style:display-name="Body Text" style:family="paragraph" style:parent-style-name="Normal">
      <style:paragraph-properties fo:text-align="justify" fo:margin-left="0cm" fo:widows="2" fo:orphans="2"/>
      <style:text-properties style:font-name="Arial" fo:font-size="14pt"/>
    </style:style>
    <style:style style:name="BodyTextChar" style:display-name="Body Text Char" style:family="text" style:parent-style-name="DefaultParagraphFont">
      <style:text-properties style:font-size-complex="10pt" fo:font-size="10pt"/>
    </style:style>
    <style:style style:name="Header" style:display-name="header" style:family="paragraph" style:parent-style-name="Normal">
      <style:paragraph-properties fo:margin-lef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style style:name="HeaderChar" style:display-name="Header Char" style:family="text" style:parent-style-name="DefaultParagraphFont">
      <style:text-properties style:font-size-complex="10pt" fo:font-size="10pt"/>
    </style:style>
    <style:style style:name="Footer" style:display-name="footer" style:family="paragraph" style:parent-style-name="Normal">
      <style:paragraph-properties fo:margin-left="0cm" fo:widows="2" fo:orphans="2">
        <style:tab-stops>
          <style:tab-stop style:type="center" style:position="7.5cm"/>
          <style:tab-stop style:type="right" style:position="15cm"/>
        </style:tab-stops>
      </style:paragraph-properties>
    </style:style>
    <style:style style:name="FooterChar" style:display-name="Footer Char" style:family="text" style:parent-style-name="DefaultParagraphFont">
      <style:text-properties style:font-size-complex="10pt" fo:font-size="10pt"/>
    </style:style>
  </office:styles>
  <office:automatic-styles>
    <style:style xmlns:pchar="urn:cleverage:xmlns:post-processings:characters" xmlns:draw="urn:oasis:names:tc:opendocument:xmlns:drawing:1.0" xmlns="http://schemas.openxmlformats.org/package/2006/relationships" xmlns:v="urn:schemas-microsoft-com:vml" style:name="ID1ED" style:family="paragraph" style:parent-style-name="Header">
      <style:paragraph-properties style:tab-stop-distance="1.251cm" fo:margin-left="0cm" fo:widows="2" fo:orphans="2">
        <style:tab-stops>
          <style:tab-stop style:type="center" style:position="7.5cm"/>
          <style:tab-stop style:type="right" style:position="15cm"/>
        </style:tab-stops>
      </style:paragraph-properties>
      <style:text-properties style:font-size-complex="2pt" fo:language="es" fo:country="ES_tradnl" fo:font-size="2pt"/>
    </style:style>
    <style:page-layout style:name="PAGEID0EBJAC">
      <style:page-layout-properties fo:page-width="21.001cm" fo:page-height="29.7cm" fo:margin-top="1.27cm" fo:margin-left="2.501cm" fo:margin-bottom="1.501cm" fo:margin-right=".998cm">
        <style:columns xmlns:w="http://schemas.openxmlformats.org/wordprocessingml/2006/main" fo:column-count="1"/>
      </style:page-layout-properties>
      <style:header-style>
        <style:header-footer-properties style:dynamic-spacing="false" fo:margin-bottom="0cm" fo:margin-left="0cm" fo:margin-right="0cm" fo:min-height=".231cm"/>
      </style:header-style>
    </style:page-layout>
  </office:automatic-styles>
  <office:master-styles>
    <style:master-page style:name="Standard" style:page-layout-name="PAGEID0EBJAC">
      <style:header>
        <text:p xmlns:pchar="urn:cleverage:xmlns:post-processings:characters" xmlns:draw="urn:oasis:names:tc:opendocument:xmlns:drawing:1.0" xmlns="http://schemas.openxmlformats.org/package/2006/relationships" xmlns:v="urn:schemas-microsoft-com:vml" text:style-name="ID1ED"/>
      </style:head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ODF Converter v1.0.0</meta:generator>
    <dc:title>MEMORIA DESCRIPTIVA</dc:title>
    <dc:description/>
    <meta:initial-creator>Ángel Millán</meta:initial-creator>
    <meta:creation-date>2008-05-27T20:01:00Z</meta:creation-date>
    <dc:creator>Ángel Millán</dc:creator>
    <dc:date>2008-05-27T20:01:00Z</dc:date>
    <meta:print-date>2001-11-21T07:27:00Z</meta:print-date>
    <dc:subject/>
    <meta:editing-cycles>2</meta:editing-cycles>
    <meta:keyword/>
    <meta:document-statistic/>
    <meta:editing-duration>PT0H0M0S</meta:editing-duration>
  </office:meta>
</office:document-meta>
</file>